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89.310912197561" calcext:value-type="float">
            <text:p>589.310912197561</text:p>
          </table:table-cell>
          <table:table-cell table:formula="of:=100*([.B2]/[.C2]-1)" office:value-type="float" office:value="18.3203304722621" calcext:value-type="float">
            <text:p>18.3203304722621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65.402485187515" calcext:value-type="float">
            <text:p>565.402485187515</text:p>
          </table:table-cell>
          <table:table-cell table:formula="of:=100*([.B3]/[.C3]-1)" office:value-type="float" office:value="24.783292844193" calcext:value-type="float">
            <text:p>24.783292844193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418.050618044754" calcext:value-type="float">
            <text:p>418.050618044754</text:p>
          </table:table-cell>
          <table:table-cell table:formula="of:=100*([.B4]/[.C4]-1)" office:value-type="float" office:value="71.2303256001621" calcext:value-type="float">
            <text:p>71.2303256001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417.637244718551" calcext:value-type="float">
            <text:p>417.637244718551</text:p>
          </table:table-cell>
          <table:table-cell table:formula="of:=100*([.B5]/[.C5]-1)" office:value-type="float" office:value="70.9653527334238" calcext:value-type="float">
            <text:p>70.9653527334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776.038732455214" calcext:value-type="float">
            <text:p>776.038732455214</text:p>
          </table:table-cell>
          <table:table-cell table:formula="of:=100*([.B6]/[.C6]-1)" office:value-type="float" office:value="0.560938173508108" calcext:value-type="float">
            <text:p>0.560938173508108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650.738613832463" calcext:value-type="float">
            <text:p>650.738613832463</text:p>
          </table:table-cell>
          <table:table-cell table:formula="of:=100*([.B7]/[.C7]-1)" office:value-type="float" office:value="8.77905170825466" calcext:value-type="float">
            <text:p>8.77905170825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700.756406711374" calcext:value-type="float">
            <text:p>700.756406711374</text:p>
          </table:table-cell>
          <table:table-cell table:formula="of:=100*([.B8]/[.C8]-1)" office:value-type="float" office:value="9.59459675582814" calcext:value-type="float">
            <text:p>9.59459675582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38.565075647766" calcext:value-type="float">
            <text:p>738.565075647766</text:p>
          </table:table-cell>
          <table:table-cell table:formula="of:=100*([.B9]/[.C9]-1)" office:value-type="float" office:value="3.872287322385" calcext:value-type="float">
            <text:p>3.872287322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36.509640459926" calcext:value-type="float">
            <text:p>436.509640459926</text:p>
          </table:table-cell>
          <table:table-cell table:formula="of:=100*([.B10]/[.C10]-1)" office:value-type="float" office:value="28.9488255622016" calcext:value-type="float">
            <text:p>28.948825562201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7:49:41.323568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0-13T08:11:50.715825452</dc:date>
    <dc:creator>Davide Ancona</dc:creator>
    <meta:editing-duration>PT3H36M7S</meta:editing-duration>
    <meta:editing-cycles>55</meta:editing-cycles>
    <meta:generator>LibreOffice/5.3.7.2.0$Linux_X86_64 LibreOffice_project/30$Build-2</meta:generator>
    <meta:document-statistic meta:table-count="1" meta:cell-count="43" meta:object-count="0"/>
  </office:meta>
</office:document-meta>
</file>